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11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><text:span text:style-name="T1">Sap-Connector</text:span>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1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1"><text:span text:style-name="T1">Google-Contacts-</text:span><text:span text:style-name="T1"><text:line-break/></text:span><text:span text:style-name="T1">Connector</text:span>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1"><text:span text:style-name="T1">Sap-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><text:span text:style-name="T1">SIBs</text:span></text:p>
            </draw:text-box>
          </draw:frame>
          <draw:custom-shape draw:style-name="gr4" draw:text-style-name="P2" draw:layer="layout" svg:width="4cm" svg:height="1cm" svg:x="9.1cm" svg:y="5.7cm">
            <text:p text:style-name="P1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1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1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1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0" draw:text-style-name="P1" draw:layer="layout" svg:width="3.4cm" svg:height="4.4cm" svg:x="2.1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cm" svg:height="4.4cm" svg:x="15.5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8cm" svg:height="1.4cm" svg:x="2.1cm" svg:y="2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4.6cm" svg:x2="16cm" svg:y2="4.6cm">
          <text:p/>
        </draw:line>
        <draw:custom-shape draw:style-name="gr12" draw:text-style-name="P1" draw:layer="layout" svg:width="9.5cm" svg:height="4.2cm" svg:x="5.8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6.1cm" svg:y="6.9cm">
          <text:p text:style-name="P4"><text:span text:style-name="T2">Pu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8.9cm" svg:y="6.9cm">
          <text:p text:style-name="P4"><text:span text:style-name="T2">Edi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6.9cm">
          <text:p text:style-name="P4"><text:span text:style-name="T2">Choos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0.9cm" svg:x="10.5cm" svg:y="4.2cm">
          <text:p text:style-name="P4"><text:span text:style-name="T2">Search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15.8cm" svg:y="3.6cm">
          <text:p text:style-name="P4"><text:span text:style-name="T2">Google-</text:span></text:p>
          <text:p text:style-name="P4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5.8cm" svg:x2="16cm" svg:y2="5.8cm">
          <text:p/>
        </draw:line>
        <draw:custom-shape draw:style-name="gr4" draw:text-style-name="P4" draw:layer="layout" svg:width="4cm" svg:height="0.9cm" svg:x="10.97cm" svg:y="5.373cm">
          <text:p text:style-name="P4"><text:span text:style-name="T2">Add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cm" svg:height="2.7cm" svg:x="2.4cm" svg:y="3.6cm">
          <text:p text:style-name="P4"><text:span text:style-name="T2">Sap-</text:span></text:p>
          <text:p text:style-name="P4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cm" svg:y1="5.8cm" svg:x2="5cm" svg:y2="5.8cm">
          <text:p/>
        </draw:line>
        <draw:custom-shape draw:style-name="gr4" draw:text-style-name="P4" draw:layer="layout" svg:width="3.9cm" svg:height="0.9cm" svg:x="6.1cm" svg:y="5.4cm">
          <text:p text:style-name="P4"><text:span text:style-name="T2">SearchSapContac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5cm" svg:height="1.3cm" svg:x="5.8cm" svg:y="8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844cm" svg:height="0.962cm" svg:x="5.956cm" svg:y="4.038cm">
          <draw:text-box>
            <text:p>SIBs</text:p>
          </draw:text-box>
        </draw:frame>
        <draw:frame draw:style-name="gr5" draw:layer="layout" svg:width="1.632cm" svg:height="0.962cm" svg:x="5.956cm" svg:y="8.538cm">
          <draw:text-box>
            <text:p>GUI</text:p>
          </draw:text-box>
        </draw:frame>
        <draw:custom-shape draw:style-name="gr4" draw:text-style-name="P4" draw:layer="layout" svg:width="2.6cm" svg:height="0.9cm" svg:x="8.9cm" svg:y="8.6cm">
          <text:p text:style-name="P4"><text:span text:style-name="T2">EditFr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8.6cm">
          <text:p text:style-name="P4"><text:span text:style-name="T2">ChooseFram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819cm" svg:height="0.962cm" svg:x="7.781cm" svg:y="2.4cm">
          <draw:text-box>
            <text:p text:style-name="P1">Contact-Connector</text:p>
          </draw:text-box>
        </draw:frame>
        <draw:line draw:style-name="gr11" draw:text-style-name="P1" draw:layer="layout" svg:x1="10.3cm" svg:y1="7.8cm" svg:x2="10.3cm" svg:y2="8.7cm">
          <text:p/>
        </draw:line>
        <draw:line draw:style-name="gr11" draw:text-style-name="P1" draw:layer="layout" svg:x1="13.3cm" svg:y1="7.8cm" svg:x2="13.3cm" svg:y2="8.7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3-01-03T11:00:33</dc:date>
    <meta:editing-duration>PT35M52S</meta:editing-duration>
    <meta:editing-cycles>11</meta:editing-cycles>
    <meta:generator>LibreOffice/3.6$Linux_x86 LibreOffice_project/360m1$Build-3</meta:generator>
    <meta:document-statistic meta:object-count="52"/>
  </office:meta>
</office:document-meta>
</file>